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Source Code Pro" svg:font-family="'Source Code Pro', Consolas, Menlo, Monaco, 'Courier New', monospace"/>
    <style:font-face style:name="ibm-plex-sans" svg:font-family="ibm-plex-sans, 'Helvetica Neue'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c9f" officeooo:paragraph-rsid="001060c4"/>
    </style:style>
    <style:style style:name="P2" style:family="paragraph" style:parent-style-name="Standard">
      <style:text-properties officeooo:paragraph-rsid="00103a23"/>
    </style:style>
    <style:style style:name="P3" style:family="paragraph" style:parent-style-name="Standard">
      <style:text-properties officeooo:rsid="000c9c9f" officeooo:paragraph-rsid="0013b1ef"/>
    </style:style>
    <style:style style:name="P4" style:family="paragraph" style:parent-style-name="Standard">
      <style:text-properties officeooo:rsid="000f694d" officeooo:paragraph-rsid="0014a943"/>
    </style:style>
    <style:style style:name="P5" style:family="paragraph" style:parent-style-name="Standard">
      <style:text-properties officeooo:paragraph-rsid="0013b1ef"/>
    </style:style>
    <style:style style:name="T1" style:family="text">
      <style:text-properties fo:font-variant="normal" fo:text-transform="none" fo:color="#333333" fo:letter-spacing="normal" style:font-name-asian="PingFang SC" style:font-size-asian="10.5pt" style:font-style-asian="normal" style:font-weight-asian="normal"/>
    </style:style>
    <style:style style:name="T2" style:family="text">
      <style:text-properties fo:font-variant="normal" fo:text-transform="none" fo:color="#333333" fo:letter-spacing="normal" officeooo:rsid="00103a23" style:font-name-asian="PingFang SC" style:font-size-asian="10.5pt" style:font-style-asian="normal" style:font-weight-asian="normal"/>
    </style:style>
    <style:style style:name="T3" style:family="text">
      <style:text-properties fo:font-variant="normal" fo:text-transform="none" fo:color="#333333" fo:letter-spacing="normal" officeooo:rsid="001169f3" style:font-name-asian="PingFang SC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officeooo:rsid="0013b1ef" style:font-name-asian="PingFang SC" style:font-size-asian="10.5pt" style:font-style-asian="normal" style:font-weight-asian="normal"/>
    </style:style>
    <style:style style:name="T5" style:family="text">
      <style:text-properties fo:font-variant="normal" fo:text-transform="none" fo:color="#333333" fo:letter-spacing="normal" officeooo:rsid="000c9c9f" style:font-name-asian="PingFang SC" style:font-size-asian="10.5pt" style:font-style-asian="normal" style:font-weight-asian="normal"/>
    </style:style>
    <style:style style:name="T6" style:family="text">
      <style:text-properties fo:font-variant="normal" fo:text-transform="none" fo:color="#333333" style:font-name="PingFang SC" fo:font-size="10.5pt" fo:letter-spacing="normal" fo:font-style="normal" fo:font-weight="normal" style:font-name-asian="PingFang SC" style:font-size-asian="10.5pt" style:font-style-asian="normal" style:font-weight-asian="normal"/>
    </style:style>
    <style:style style:name="T7" style:family="text">
      <style:text-properties fo:font-variant="normal" fo:text-transform="none" fo:color="#333333" style:font-name="PingFang SC" fo:font-size="10.5pt" fo:letter-spacing="normal" fo:font-style="normal" fo:font-weight="normal" officeooo:rsid="00103a23" style:font-name-asian="PingFang SC" style:font-size-asian="10.5pt" style:font-style-asian="normal" style:font-weight-asian="normal"/>
    </style:style>
    <style:style style:name="T8" style:family="text">
      <style:text-properties fo:font-variant="normal" fo:text-transform="none" fo:color="#333333" style:font-name="PingFang SC" fo:font-size="10.5pt" fo:letter-spacing="normal" fo:font-style="normal" fo:font-weight="normal" officeooo:rsid="00122ae5" style:font-name-asian="PingFang SC" style:font-size-asian="10.5pt" style:font-style-asian="normal" style:font-weight-asian="normal"/>
    </style:style>
    <style:style style:name="T9" style:family="text">
      <style:text-properties fo:font-variant="normal" fo:text-transform="none" fo:color="#333333" style:font-name="PingFang SC" fo:font-size="10.5pt" fo:letter-spacing="normal" fo:font-style="normal" fo:font-weight="normal" officeooo:rsid="0013b1ef" style:font-name-asian="PingFang SC" style:font-size-asian="10.5pt" style:font-style-asian="normal" style:font-weight-asian="normal"/>
    </style:style>
    <style:style style:name="T10" style:family="text">
      <style:text-properties fo:font-variant="normal" fo:text-transform="none" fo:color="#c7254e" style:font-name="Source Code Pro" fo:letter-spacing="normal" fo:font-style="normal" fo:font-weight="normal" officeooo:rsid="00103a23" fo:background-color="#f9f2f4" loext:char-shading-value="0" style:font-size-asian="10.5pt" style:font-style-asian="normal" style:font-weight-asian="normal"/>
    </style:style>
    <style:style style:name="T11" style:family="text">
      <style:text-properties officeooo:rsid="000c9c9f"/>
    </style:style>
    <style:style style:name="T12" style:family="text">
      <style:text-properties officeooo:rsid="000f69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Moc</text:span><text:span text:style-name="T4">kit+J9</text:span><text:span text:style-name="T2">+</text:span><text:span text:style-name="T4">Windows</text:span><text:span text:style-name="T2">环境会出现以下异常</text:span><text:span text:style-name="T3">:</text:span></text:p>
      <text:p text:style-name="P3"><text:span text:style-name="T1">JMoc</text:span><text:span text:style-name="T4">kit的Mockup类会</text:span><text:span text:style-name="T1">利用动态</text:span><text:span text:style-name="T7">Instrumentation创建loa</text:span><text:span text:style-name="T8">d事件监听agent，在创建该Agent时会调用</text:span><text:span text:style-name="T9">SUN JVM Attah APT与JVM中的应用进程进行通讯，调用native方法时会出现JVM_EnqueueOperation() Stubbed异常</text:span><text:span text:style-name="T8">。</text:span><text:span text:style-name="T9">考虑window时环境与Linux环境实现机制不同，不确定Linux环境是否存在同意的问题。</text:span></text:p>
      <text:p text:style-name="P3"><text:span text:style-name="T8"/></text:p>
      <text:p text:style-name="P4"><text:span text:style-name="T5">JMoc</text:span><text:span text:style-name="T4">kit</text:span>原理：ASM+<text:span text:style-name="T7">Instrumentation</text:span></text:p>
      <text:p text:style-name="P5"><text:span text:style-name="T5">JMoc</text:span><text:span text:style-name="T4">kit</text:span><text:span text:style-name="T11">会监听添加了Mocked注解的类，</text:span><text:span text:style-name="T1">在运行的时候获取带该注解的类</text:span><text:span text:style-name="T2">，然后调用new </text:span><text:span text:style-name="T4">MockedUp</text:span><text:span text:style-name="T2">去创建修改后的</text:span><text:span text:style-name="T7">class</text:span><text:span text:style-name="T2">文件，利用ASM提供的API在原类的基础上修改，在</text:span><text:span text:style-name="T7">JVM</text:span><text:span text:style-name="T2">运行的时候，通过动态</text:span><text:span text:style-name="T7">Instrumentation</text:span><text:span text:style-name="T2">特性监听类加载事件，并在目标类加载之前利用Sun JVM Attach API 与JVM内的应用进程通讯，将加强后的class替换JVM内的原程序。</text:span></text:p>
      <text:p text:style-name="P3">1.在Window采用的是pipe管道通讯机制，<text:span text:style-name="T1">JMoc</text:span><text:span text:style-name="T4">kit</text:span>实现了一套WindowsVirtualMahine，excute方法会调用Sun提供的Native方法enqueue发送指令给进程；</text:p>
      <text:p text:style-name="P3"><text:span text:style-name="T8">2.在Linux采用的是Socket，</text:span><text:span text:style-name="T6">JMoc</text:span><text:span text:style-name="T9">kit</text:span><text:span text:style-name="T8">实现了一套LinuxVirtualMachine，excute方法会利用socket与进程进行通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Microsoft YaHei', SimHei, Arial, SimSun"/>
    <style:font-face style:name="Source Code Pro" svg:font-family="'Source Code Pro', Consolas, Menlo, Monaco, 'Courier New', monospace"/>
    <style:font-face style:name="ibm-plex-sans" svg:font-family="ibm-plex-sans, 'Helvetica Neue'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02:32.119384778</meta:creation-date>
    <dc:date>2018-05-20T16:10:03.794728555</dc:date>
    <meta:editing-duration>PT33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11" meta:character-count="613" meta:non-whitespace-character-count="604"/>
  </office:meta>
</office:document-meta>
</file>